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6000001101AB5100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ff00" draw:marker-start-width="0.5cm" draw:marker-end-width="0.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3" style:family="graphic" style:parent-style-name="objectwithoutfill">
      <style:graphic-properties svg:stroke-width="0.1cm" svg:stroke-color="#ffff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7.277cm" svg:x="1.195cm" svg:y="11.355cm">
          <draw:image xlink:href="Pictures/10000000000002C6000001101AB51002.png" xlink:type="simple" xlink:show="embed" xlink:actuate="onLoad">
            <text:p/>
          </draw:image>
        </draw:frame>
        <draw:custom-shape draw:style-name="gr2" draw:text-style-name="P1" draw:layer="layout" svg:width="1.8cm" svg:height="1.7cm" svg:x="2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7cm" svg:y1="17.6cm" svg:x2="3.9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4:26:12.349790013</meta:creation-date>
    <dc:date>2014-01-22T14:28:57.431808560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